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27" table:style-name="ce1">
            <text:p>2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8" table:style-name="ce1">
            <text:p>38</text:p>
          </table:table-cell>
          <table:table-cell office:value-type="float" office:value="42" table:style-name="ce1">
            <text:p>4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5" table:style-name="ce1">
            <text:p>35</text:p>
          </table:table-cell>
          <table:table-cell office:value-type="float" office:value="34" table:style-name="ce1">
            <text:p>3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42" table:style-name="ce1">
            <text:p>4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46" table:style-name="ce1">
            <text:p>4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54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nf</meta:initial-creator>
    <dc:creator>minf</dc:creator>
    <meta:creation-date>2022-02-09T13:09:10Z</meta:creation-date>
    <dc:date>2024-02-07T07:29:05Z</dc:date>
  </office:meta>
</office:document-meta>
</file>